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7" style:base-cell-address="Data_Sheet.B5"/>
      <style:map style:condition="is-true-formula(msoxl:AND(NOT(ISBLANK($A5)),ISBLANK(B5)))" style:apply-style-name="cf7" style:base-cell-address="Data_Sheet.B5"/>
      <style:map style:condition="is-true-formula(msoxl:AND(NOT(ISBLANK($A5)),ISBLANK(B5)))" style:apply-style-name="cf7" style:base-cell-address="Data_Sheet.B5"/>
      <style:map style:condition="is-true-formula(msoxl:AND(NOT(ISBLANK($A5)),ISBLANK(B5)))" style:apply-style-name="cf7" style:base-cell-address="Data_Sheet.B5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7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7" style:base-cell-address="Data_Sheet.B6"/>
      <style:map style:condition="is-true-formula(msoxl:AND(NOT(ISBLANK($A6)),ISBLANK(B6)))" style:apply-style-name="cf7" style:base-cell-address="Data_Sheet.B6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7" style:base-cell-address="Data_Sheet.C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7" style:base-cell-address="Data_Sheet.C6"/>
      <style:map style:condition="is-true-formula(msoxl:AND(NOT(ISBLANK(A6)),ISBLANK(C6)))" style:apply-style-name="cf7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7" style:base-cell-address="Data_Sheet.C5"/>
      <style:map style:condition="is-true-formula(msoxl:AND(NOT(ISBLANK(A5)),ISBLANK(C5)))" style:apply-style-name="cf7" style:base-cell-address="Data_Sheet.C5"/>
      <style:map style:condition="is-true-formula(msoxl:AND(NOT(ISBLANK(A5)),ISBLANK(C5)))" style:apply-style-name="cf7" style:base-cell-address="Data_Sheet.C5"/>
      <style:map style:condition="is-true-formula(msoxl:AND(NOT(ISBLANK(A5)),ISBLANK(C5)))" style:apply-style-name="cf7" style:base-cell-address="Data_Sheet.C5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7" style:base-cell-address="Data_Sheet.B8"/>
      <style:map style:condition="is-true-formula(msoxl:AND(NOT(ISBLANK($A8)),ISBLANK(B8)))" style:apply-style-name="cf7" style:base-cell-address="Data_Sheet.B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7" style:base-cell-address="Data_Sheet.B7"/>
      <style:map style:condition="is-true-formula(msoxl:AND(NOT(ISBLANK($A7)),ISBLANK(B7)))" style:apply-style-name="cf7" style:base-cell-address="Data_Sheet.B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7" style:base-cell-address="Data_Sheet.B8"/>
      <style:map style:condition="is-true-formula(msoxl:AND(NOT(ISBLANK($A9)),ISBLANK(B9)))" style:apply-style-name="cf7" style:base-cell-address="Data_Sheet.B9"/>
      <style:map style:condition="is-true-formula(msoxl:AND(NOT(ISBLANK($A9)),ISBLANK(B9)))" style:apply-style-name="cf7" style:base-cell-address="Data_Sheet.B9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7" style:base-cell-address="Data_Sheet.C8"/>
      <style:map style:condition="is-true-formula(msoxl:AND(NOT(ISBLANK(A8)),ISBLANK(C8)))" style:apply-style-name="cf7" style:base-cell-address="Data_Sheet.C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7" style:base-cell-address="Data_Sheet.C7"/>
      <style:map style:condition="is-true-formula(msoxl:AND(NOT(ISBLANK(A7)),ISBLANK(C7)))" style:apply-style-name="cf7" style:base-cell-address="Data_Sheet.C7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D4)),ISBLANK(E4)))" style:apply-style-name="cf7" style:base-cell-address="Data_Sheet.E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F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H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F4)),ISBLANK(G4)))" style:apply-style-name="cf7" style:base-cell-address="Data_Sheet.G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7" style:base-cell-address="Data_Sheet.G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J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7" style:base-cell-address="Data_Sheet.G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H4)),ISBLANK(I4)))" style:apply-style-name="cf7" style:base-cell-address="Data_Sheet.I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L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N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7" style:base-cell-address="Data_Sheet.M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L4)),ISBLANK(M4)))" style:apply-style-name="cf7" style:base-cell-address="Data_Sheet.M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J4)),ISBLANK(K4)))" style:apply-style-name="cf7" style:base-cell-address="Data_Sheet.K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7" style:base-cell-address="Data_Sheet.J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7" style:base-cell-address="Data_Sheet.M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N4)),ISBLANK(O4)))" style:apply-style-name="cf7" style:base-cell-address="Data_Sheet.O4"/>
    </style:style>
    <style:style style:name="ce8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R4)),ISBLANK(Q4)))" style:apply-style-name="cf7" style:base-cell-address="Data_Sheet.Q4"/>
      <style:map style:condition="is-true-formula(msoxl:AND(NOT(ISBLANK(R4)),ISBLANK(Q4)))" style:apply-style-name="cf7" style:base-cell-address="Data_Sheet.Q4"/>
      <style:map style:condition="is-true-formula(msoxl:AND(NOT(ISBLANK(R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</style:style>
    <style:style style:name="ce8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7" style:base-cell-address="Data_Sheet.R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R4)),ISBLANK(S4)))" style:apply-style-name="cf7" style:base-cell-address="Data_Sheet.S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P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R5)),ISBLANK(Q5)))" style:apply-style-name="cf7" style:base-cell-address="Data_Sheet.Q5"/>
      <style:map style:condition="is-true-formula(msoxl:AND(NOT(ISBLANK(R5)),ISBLANK(Q5)))" style:apply-style-name="cf7" style:base-cell-address="Data_Sheet.Q5"/>
      <style:map style:condition="is-true-formula(msoxl:AND(NOT(ISBLANK(R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7" style:base-cell-address="Data_Sheet.Q6"/>
      <style:map style:condition="is-true-formula(msoxl:AND(NOT(ISBLANK(R6)),ISBLANK(Q6)))" style:apply-style-name="cf7" style:base-cell-address="Data_Sheet.Q6"/>
      <style:map style:condition="is-true-formula(msoxl:AND(NOT(ISBLANK(R6)),ISBLANK(Q6)))" style:apply-style-name="cf7" style:base-cell-address="Data_Sheet.Q6"/>
      <style:map style:condition="is-true-formula(msoxl:AND(NOT(ISBLANK(R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7" style:base-cell-address="Data_Sheet.Q7"/>
      <style:map style:condition="is-true-formula(msoxl:AND(NOT(ISBLANK(R7)),ISBLANK(Q7)))" style:apply-style-name="cf7" style:base-cell-address="Data_Sheet.Q7"/>
      <style:map style:condition="is-true-formula(msoxl:AND(NOT(ISBLANK(R7)),ISBLANK(Q7)))" style:apply-style-name="cf7" style:base-cell-address="Data_Sheet.Q7"/>
      <style:map style:condition="is-true-formula(msoxl:AND(NOT(ISBLANK(R7)),ISBLANK(Q7)))" style:apply-style-name="cf7" style:base-cell-address="Data_Sheet.Q7"/>
      <style:map style:condition="is-true-formula(msoxl:AND(NOT(ISBLANK(P7)),ISBLANK(Q7)))" style:apply-style-name="cf7" style:base-cell-address="Data_Sheet.Q7"/>
      <style:map style:condition="is-true-formula(msoxl:AND(NOT(ISBLANK(P7)),ISBLANK(Q7)))" style:apply-style-name="cf7" style:base-cell-address="Data_Sheet.Q7"/>
      <style:map style:condition="is-true-formula(msoxl:AND(NOT(ISBLANK(P7)),ISBLANK(Q7)))" style:apply-style-name="cf7" style:base-cell-address="Data_Sheet.Q7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7" style:base-cell-address="Data_Sheet.Q8"/>
      <style:map style:condition="is-true-formula(msoxl:AND(NOT(ISBLANK(R8)),ISBLANK(Q8)))" style:apply-style-name="cf7" style:base-cell-address="Data_Sheet.Q8"/>
      <style:map style:condition="is-true-formula(msoxl:AND(NOT(ISBLANK(R8)),ISBLANK(Q8)))" style:apply-style-name="cf7" style:base-cell-address="Data_Sheet.Q8"/>
      <style:map style:condition="is-true-formula(msoxl:AND(NOT(ISBLANK(R8)),ISBLANK(Q8)))" style:apply-style-name="cf7" style:base-cell-address="Data_Sheet.Q8"/>
      <style:map style:condition="is-true-formula(msoxl:AND(NOT(ISBLANK(P8)),ISBLANK(Q8)))" style:apply-style-name="cf7" style:base-cell-address="Data_Sheet.Q8"/>
      <style:map style:condition="is-true-formula(msoxl:AND(NOT(ISBLANK(P8)),ISBLANK(Q8)))" style:apply-style-name="cf7" style:base-cell-address="Data_Sheet.Q8"/>
      <style:map style:condition="is-true-formula(msoxl:AND(NOT(ISBLANK(P8)),ISBLANK(Q8)))" style:apply-style-name="cf7" style:base-cell-address="Data_Sheet.Q8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Q5)),ISBLANK(P5)))" style:apply-style-name="cf7" style:base-cell-address="Data_Sheet.P5"/>
      <style:map style:condition="is-true-formula(msoxl:AND(NOT(ISBLANK(Q5)),ISBLANK(P5)))" style:apply-style-name="cf7" style:base-cell-address="Data_Sheet.P5"/>
      <style:map style:condition="is-true-formula(msoxl:AND(NOT(ISBLANK(Q5)),ISBLANK(P5)))" style:apply-style-name="cf7" style:base-cell-address="Data_Sheet.P5"/>
      <style:map style:condition="is-true-formula(msoxl:AND(NOT(ISBLANK(Q5)),ISBLANK(P5)))" style:apply-style-name="cf7" style:base-cell-address="Data_Sheet.P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Q9)),ISBLANK(P9)))" style:apply-style-name="cf7" style:base-cell-address="Data_Sheet.P9"/>
      <style:map style:condition="is-true-formula(msoxl:AND(NOT(ISBLANK(Q9)),ISBLANK(P9)))" style:apply-style-name="cf7" style:base-cell-address="Data_Sheet.P9"/>
      <style:map style:condition="is-true-formula(msoxl:AND(NOT(ISBLANK(Q9)),ISBLANK(P9)))" style:apply-style-name="cf7" style:base-cell-address="Data_Sheet.P9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7" style:base-cell-address="Data_Sheet.R7"/>
      <style:map style:condition="is-true-formula(msoxl:AND(NOT(ISBLANK(S7)),ISBLANK(R7)))" style:apply-style-name="cf7" style:base-cell-address="Data_Sheet.R7"/>
      <style:map style:condition="is-true-formula(msoxl:AND(NOT(ISBLANK(S7)),ISBLANK(R7)))" style:apply-style-name="cf7" style:base-cell-address="Data_Sheet.R7"/>
      <style:map style:condition="is-true-formula(msoxl:AND(NOT(ISBLANK(S7)),ISBLANK(R7)))" style:apply-style-name="cf7" style:base-cell-address="Data_Sheet.R7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7" style:base-cell-address="Data_Sheet.T7"/>
      <style:map style:condition="is-true-formula(msoxl:AND(NOT(ISBLANK(U7)),ISBLANK(T7)))" style:apply-style-name="cf7" style:base-cell-address="Data_Sheet.T7"/>
      <style:map style:condition="is-true-formula(msoxl:AND(NOT(ISBLANK(U7)),ISBLANK(T7)))" style:apply-style-name="cf7" style:base-cell-address="Data_Sheet.T7"/>
      <style:map style:condition="is-true-formula(msoxl:AND(NOT(ISBLANK(U7)),ISBLANK(T7)))" style:apply-style-name="cf7" style:base-cell-address="Data_Sheet.T7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AA4)),ISBLANK(Z4)))" style:apply-style-name="cf7" style:base-cell-address="Data_Sheet.Z4"/>
      <style:map style:condition="is-true-formula(msoxl:AND(NOT(ISBLANK(AA4)),ISBLANK(Z4)))" style:apply-style-name="cf7" style:base-cell-address="Data_Sheet.Z4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7" style:base-cell-address="Data_Sheet.Z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</style:style>
    <style:style style:name="ce14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7" style:base-cell-address="Data_Sheet.Z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C4)),ISBLANK(AB4)))" style:apply-style-name="cf7" style:base-cell-address="Data_Sheet.AB4"/>
      <style:map style:condition="is-true-formula(msoxl:AND(NOT(ISBLANK(AC4)),ISBLANK(AB4)))" style:apply-style-name="cf7" style:base-cell-address="Data_Sheet.AB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7" style:base-cell-address="Data_Sheet.AC4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7" style:base-cell-address="Data_Sheet.AC6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C5)),ISBLANK(AB5)))" style:apply-style-name="cf7" style:base-cell-address="Data_Sheet.AB5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AA5)),ISBLANK(Z5)))" style:apply-style-name="cf7" style:base-cell-address="Data_Sheet.Z5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7" style:base-cell-address="Data_Sheet.Z8"/>
      <style:map style:condition="is-true-formula(msoxl:AND(NOT(ISBLANK(Y9)),ISBLANK(Z9)))" style:apply-style-name="cf7" style:base-cell-address="Data_Sheet.Z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</style:style>
    <style:style style:name="ce16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7" style:base-cell-address="Data_Sheet.Z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7" style:base-cell-address="Data_Sheet.Z8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</style:style>
    <style:style style:name="ce17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7" style:base-cell-address="Data_Sheet.AA4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7" style:base-cell-address="Data_Sheet.AA6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5">
            <text:p>Organisation name</text:p>
          </table:table-cell>
          <table:table-cell office:value-type="string" table:number-columns-spanned="1" table:number-rows-spanned="3" table:content-validation-name="val2" table:style-name="ce15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5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5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5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5">
            <text:p>Admin officers/admin assistants</text:p>
          </table:table-cell>
          <table:covered-table-cell/>
          <table:table-cell office:value-type="string" table:number-columns-spanned="2" table:number-rows-spanned="1" table:style-name="ce15">
            <text:p>Executive Officers</text:p>
          </table:table-cell>
          <table:covered-table-cell/>
          <table:table-cell office:value-type="string" table:number-columns-spanned="2" table:number-rows-spanned="1" table:style-name="ce15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5">
            <text:p>Grade 6/7</text:p>
          </table:table-cell>
          <table:covered-table-cell/>
          <table:table-cell office:value-type="string" table:number-columns-spanned="2" table:number-rows-spanned="1" table:style-name="ce15">
            <text:p>Senior Civil Service</text:p>
          </table:table-cell>
          <table:covered-table-cell/>
          <table:table-cell office:value-type="string" table:number-columns-spanned="2" table:number-rows-spanned="1" table:style-name="ce1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6">
            <text:p>Interim managers</text:p>
          </table:table-cell>
          <table:covered-table-cell/>
          <table:table-cell office:value-type="string" table:number-columns-spanned="2" table:number-rows-spanned="1" table:style-name="ce16">
            <text:p>Specialist Contractors</text:p>
          </table:table-cell>
          <table:covered-table-cell/>
          <table:table-cell office:value-type="string" table:number-columns-spanned="2" table:number-rows-spanned="1" table:style-name="ce16">
            <text:p>Consultants/consultancy</text:p>
          </table:table-cell>
          <table:covered-table-cell/>
          <table:table-cell office:value-type="string" table:number-columns-spanned="2" table:number-rows-spanned="1" table:style-name="ce1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5">
            <text:p>Salary</text:p>
          </table:table-cell>
          <table:table-cell office:value-type="string" table:number-columns-spanned="1" table:number-rows-spanned="2" table:style-name="ce15">
            <text:p>Allowances</text:p>
          </table:table-cell>
          <table:table-cell office:value-type="string" table:number-columns-spanned="1" table:number-rows-spanned="2" table:style-name="ce15">
            <text:p>Non-consolidated performance payments</text:p>
          </table:table-cell>
          <table:table-cell office:value-type="string" table:number-columns-spanned="1" table:number-rows-spanned="2" table:style-name="ce15">
            <text:p>Overtime</text:p>
          </table:table-cell>
          <table:table-cell office:value-type="string" table:number-columns-spanned="1" table:number-rows-spanned="2" table:style-name="ce15">
            <text:p>Employer pension contributions</text:p>
          </table:table-cell>
          <table:table-cell office:value-type="string" table:number-columns-spanned="1" table:number-rows-spanned="2" table:style-name="ce15">
            <text:p>Employer national insurance contributions</text:p>
          </table:table-cell>
          <table:table-cell office:value-type="string" table:number-columns-spanned="1" table:number-rows-spanned="2" table:style-name="ce15">
            <text:p>Total paybill for payroll staff</text:p>
          </table:table-cell>
          <table:table-cell office:value-type="string" table:number-columns-spanned="1" table:number-rows-spanned="2" table:style-name="ce15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5">
            <text:p>Total cost of consultants/</text:p>
            <text:p>consultancy</text:p>
          </table:table-cell>
          <table:table-cell office:value-type="string" table:number-columns-spanned="1" table:number-rows-spanned="2" table:style-name="ce15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20">
            <text:p>Home Office</text:p>
          </table:table-cell>
          <table:table-cell office:value-type="float" office:value="7765" table:style-name="ce29">
            <text:p>7765</text:p>
          </table:table-cell>
          <table:table-cell office:value-type="float" office:value="6944.26" table:style-name="ce31">
            <text:p>6944.26</text:p>
          </table:table-cell>
          <table:table-cell office:value-type="float" office:value="11701" table:style-name="ce47">
            <text:p>11701</text:p>
          </table:table-cell>
          <table:table-cell office:value-type="float" office:value="10875.39" table:style-name="ce50">
            <text:p>10875.39</text:p>
          </table:table-cell>
          <table:table-cell office:value-type="float" office:value="6155" table:style-name="ce54">
            <text:p>6155</text:p>
          </table:table-cell>
          <table:table-cell office:value-type="float" office:value="5922.47" table:style-name="ce56">
            <text:p>5922.47</text:p>
          </table:table-cell>
          <table:table-cell office:value-type="float" office:value="1994" table:style-name="ce58">
            <text:p>1994</text:p>
          </table:table-cell>
          <table:table-cell office:value-type="float" office:value="1944.2" table:style-name="ce78">
            <text:p>1944.2</text:p>
          </table:table-cell>
          <table:table-cell office:value-type="float" office:value="215" table:style-name="ce79">
            <text:p>215</text:p>
          </table:table-cell>
          <table:table-cell office:value-type="float" office:value="212.91" table:style-name="ce77">
            <text:p>212.91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80">
            <text:p>1</text:p>
          </table:table-cell>
          <table:table-cell office:value-type="float" office:value="27831" table:content-validation-name="val2" table:style-name="ce82">
            <text:p>27,831</text:p>
          </table:table-cell>
          <table:table-cell office:value-type="float" office:value="25900.230000000003" table:content-validation-name="val2" table:style-name="ce81">
            <text:p>25,900</text:p>
          </table:table-cell>
          <table:table-cell office:value-type="float" office:value="1614" table:style-name="ce83">
            <text:p>1614</text:p>
          </table:table-cell>
          <table:table-cell office:value-type="float" office:value="1273.42" table:style-name="ce84">
            <text:p>1273.42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1614" table:style-name="ce145">
            <text:p>1,614</text:p>
          </table:table-cell>
          <table:table-cell office:value-type="float" office:value="1273.42" table:style-name="ce146">
            <text:p>1,273.42</text:p>
          </table:table-cell>
          <table:table-cell office:value-type="float" office:value="29445" table:content-validation-name="val2" table:style-name="ce147">
            <text:p>29,445</text:p>
          </table:table-cell>
          <table:table-cell office:value-type="float" office:value="27173.65" table:content-validation-name="val2" table:style-name="ce148">
            <text:p>27,174</text:p>
          </table:table-cell>
          <table:table-cell office:value-type="currency" office:value="63629051.470000006" table:content-validation-name="val1" table:style-name="ce10">
            <text:p>£63,629,051.47</text:p>
          </table:table-cell>
          <table:table-cell office:value-type="currency" office:value="8545129.6599999852" table:content-validation-name="val1" table:style-name="ce10">
            <text:p>£8,545,129.66</text:p>
          </table:table-cell>
          <table:table-cell office:value-type="currency" office:value="195361.77" table:content-validation-name="val1" table:style-name="ce10">
            <text:p>£195,361.77</text:p>
          </table:table-cell>
          <table:table-cell office:value-type="currency" office:value="936429.8899999999" table:content-validation-name="val1" table:style-name="ce10">
            <text:p>£936,429.89</text:p>
          </table:table-cell>
          <table:table-cell office:value-type="currency" office:value="14800541.589999998" table:content-validation-name="val1" table:style-name="ce10">
            <text:p>£14,800,541.59</text:p>
          </table:table-cell>
          <table:table-cell office:value-type="currency" office:value="7773409.4200000009" table:content-validation-name="val1" table:style-name="ce10">
            <text:p>£7,773,409.42</text:p>
          </table:table-cell>
          <table:table-cell office:value-type="currency" office:value="95879923.799999997" table:style-name="ce11">
            <text:p>£95,879,923.80</text:p>
          </table:table-cell>
          <table:table-cell office:value-type="currency" office:value="3608247.33" table:content-validation-name="val1" table:style-name="ce12">
            <text:p>£3,608,247.33</text:p>
          </table:table-cell>
          <table:table-cell office:value-type="currency" office:value="1035697.7" table:content-validation-name="val1" table:style-name="ce12">
            <text:p>£1,035,697.70</text:p>
          </table:table-cell>
          <table:table-cell office:value-type="currency" office:value="4643945.03" table:style-name="ce11">
            <text:p>£4,643,945.03</text:p>
          </table:table-cell>
          <table:table-cell office:value-type="currency" office:value="100523868.83" table:style-name="ce13">
            <text:p>£100,523,868.83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369" table:style-name="ce30">
            <text:p>369</text:p>
          </table:table-cell>
          <table:table-cell office:value-type="float" office:value="306.94" table:style-name="ce32">
            <text:p>306.94</text:p>
          </table:table-cell>
          <table:table-cell office:value-type="float" office:value="234" table:style-name="ce48">
            <text:p>234</text:p>
          </table:table-cell>
          <table:table-cell office:value-type="float" office:value="217.51" table:style-name="ce49">
            <text:p>217.51</text:p>
          </table:table-cell>
          <table:table-cell office:value-type="float" office:value="291" table:style-name="ce53">
            <text:p>291</text:p>
          </table:table-cell>
          <table:table-cell office:value-type="float" office:value="278.76" table:style-name="ce55">
            <text:p>278.76</text:p>
          </table:table-cell>
          <table:table-cell office:value-type="float" office:value="36" table:style-name="ce59">
            <text:p>36</text:p>
          </table:table-cell>
          <table:table-cell office:value-type="float" office:value="35.47" table:style-name="ce71">
            <text:p>35.47</text:p>
          </table:table-cell>
          <table:table-cell office:value-type="float" office:value="7" table:style-name="ce72">
            <text:p>7</text:p>
          </table:table-cell>
          <table:table-cell office:value-type="float" office:value="7" table:style-name="ce74">
            <text:p>7</text:p>
          </table:table-cell>
          <table:table-cell office:value-type="float" office:value="6" table:style-name="ce98">
            <text:p>6</text:p>
          </table:table-cell>
          <table:table-cell office:value-type="float" office:value="0.83" table:style-name="ce99">
            <text:p>0.83</text:p>
          </table:table-cell>
          <table:table-cell office:value-type="float" office:value="943" table:content-validation-name="val2" table:style-name="ce112">
            <text:p>943</text:p>
          </table:table-cell>
          <table:table-cell office:value-type="float" office:value="846.5100000000001" table:content-validation-name="val2" table:style-name="ce101">
            <text:p>847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5">
            <text:p>1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10" table:style-name="ce165">
            <text:p>10</text:p>
          </table:table-cell>
          <table:table-cell office:value-type="float" office:value="10" table:style-name="ce152">
            <text:p>10</text:p>
          </table:table-cell>
          <table:table-cell office:value-type="float" office:value="953" table:content-validation-name="val2" table:style-name="ce164">
            <text:p>953</text:p>
          </table:table-cell>
          <table:table-cell office:value-type="float" office:value="856.5100000000001" table:content-validation-name="val2" table:style-name="ce149">
            <text:p>857</text:p>
          </table:table-cell>
          <table:table-cell office:value-type="currency" office:value="1838956.1600000004" table:content-validation-name="val1" table:style-name="ce10">
            <text:p>£1,838,956.16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49752.929999999986" table:content-validation-name="val1" table:style-name="ce10">
            <text:p>£49,752.93</text:p>
          </table:table-cell>
          <table:table-cell office:value-type="currency" office:value="366853.43000000267" table:content-validation-name="val1" table:style-name="ce10">
            <text:p>£366,853.43</text:p>
          </table:table-cell>
          <table:table-cell office:value-type="currency" office:value="174424.60999999923" table:content-validation-name="val1" table:style-name="ce10">
            <text:p>£174,424.61</text:p>
          </table:table-cell>
          <table:table-cell office:value-type="currency" office:value="2429987.1300000022" table:style-name="ce11">
            <text:p>£2,429,987.13</text:p>
          </table:table-cell>
          <table:table-cell office:value-type="currency" office:value="104776" table:content-validation-name="val1" table:style-name="ce12">
            <text:p>£104,776.00</text:p>
          </table:table-cell>
          <table:table-cell office:value-type="currency" office:value="7980" table:content-validation-name="val1" table:style-name="ce12">
            <text:p>£7,980.00</text:p>
          </table:table-cell>
          <table:table-cell office:value-type="currency" office:value="112756" table:style-name="ce11">
            <text:p>£112,756.00</text:p>
          </table:table-cell>
          <table:table-cell office:value-type="currency" office:value="2542743.1300000022" table:style-name="ce13">
            <text:p>£2,542,743.13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207" table:style-name="ce28">
            <text:p>207</text:p>
          </table:table-cell>
          <table:table-cell office:value-type="float" office:value="204.93" table:style-name="ce33">
            <text:p>204.93</text:p>
          </table:table-cell>
          <table:table-cell office:value-type="float" office:value="436" table:style-name="ce46">
            <text:p>436</text:p>
          </table:table-cell>
          <table:table-cell office:value-type="float" office:value="427.49" table:style-name="ce51">
            <text:p>427.49</text:p>
          </table:table-cell>
          <table:table-cell office:value-type="float" office:value="215" table:style-name="ce52">
            <text:p>215</text:p>
          </table:table-cell>
          <table:table-cell office:value-type="float" office:value="211.03" table:style-name="ce57">
            <text:p>211.03</text:p>
          </table:table-cell>
          <table:table-cell office:value-type="float" office:value="42" table:style-name="ce60">
            <text:p>42</text:p>
          </table:table-cell>
          <table:table-cell office:value-type="float" office:value="42" table:style-name="ce70">
            <text:p>42</text:p>
          </table:table-cell>
          <table:table-cell office:value-type="float" office:value="6" table:style-name="ce73">
            <text:p>6</text:p>
          </table:table-cell>
          <table:table-cell office:value-type="float" office:value="6" table:style-name="ce75">
            <text:p>6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906" table:content-validation-name="val2" table:style-name="ce112">
            <text:p>906</text:p>
          </table:table-cell>
          <table:table-cell office:value-type="float" office:value="891.45" table:content-validation-name="val2" table:style-name="ce102">
            <text:p>891</text:p>
          </table:table-cell>
          <table:table-cell office:value-type="float" office:value="95" table:style-name="ce106">
            <text:p>95</text:p>
          </table:table-cell>
          <table:table-cell office:value-type="float" office:value="94.65" table:style-name="ce104">
            <text:p>94.65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5" table:style-name="ce140">
            <text:p>5</text:p>
          </table:table-cell>
          <table:table-cell office:value-type="float" office:value="5" table:style-name="ce139">
            <text:p>5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100" table:style-name="ce165">
            <text:p>100</text:p>
          </table:table-cell>
          <table:table-cell office:value-type="float" office:value="99.65" table:style-name="ce170">
            <text:p>99.65</text:p>
          </table:table-cell>
          <table:table-cell office:value-type="float" office:value="1006" table:content-validation-name="val2" table:style-name="ce164">
            <text:p>1,006</text:p>
          </table:table-cell>
          <table:table-cell office:value-type="float" office:value="991.1" table:content-validation-name="val2" table:style-name="ce162">
            <text:p>991</text:p>
          </table:table-cell>
          <table:table-cell office:value-type="currency" office:value="2541842.2599999998" table:content-validation-name="val1" table:style-name="ce10">
            <text:p>£2,541,842.26</text:p>
          </table:table-cell>
          <table:table-cell office:value-type="currency" office:value="115224.81999999999" table:content-validation-name="val1" table:style-name="ce10">
            <text:p>£115,224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0259" table:content-validation-name="val1" table:style-name="ce10">
            <text:p>£30,259.00</text:p>
          </table:table-cell>
          <table:table-cell office:value-type="currency" office:value="518644.56" table:content-validation-name="val1" table:style-name="ce10">
            <text:p>£518,644.56</text:p>
          </table:table-cell>
          <table:table-cell office:value-type="currency" office:value="279849.45" table:content-validation-name="val1" table:style-name="ce10">
            <text:p>£279,849.45</text:p>
          </table:table-cell>
          <table:table-cell office:value-type="currency" office:value="3485820.09" table:style-name="ce11">
            <text:p>£3,485,820.09</text:p>
          </table:table-cell>
          <table:table-cell office:value-type="currency" office:value="369003" table:content-validation-name="val1" table:style-name="ce12">
            <text:p>£369,003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69003" table:style-name="ce11">
            <text:p>£369,003.00</text:p>
          </table:table-cell>
          <table:table-cell office:value-type="currency" office:value="3854823.09" table:style-name="ce13">
            <text:p>£3,854,823.09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6.17" table:style-name="ce38">
            <text:p>6.17</text:p>
          </table:table-cell>
          <table:table-cell office:value-type="float" office:value="7" table:style-name="ce42">
            <text:p>7</text:p>
          </table:table-cell>
          <table:table-cell office:value-type="float" office:value="6.4" table:style-name="ce45">
            <text:p>6.4</text:p>
          </table:table-cell>
          <table:table-cell office:value-type="float" office:value="41" table:style-name="ce62">
            <text:p>41</text:p>
          </table:table-cell>
          <table:table-cell office:value-type="float" office:value="40.799999999999997" table:style-name="ce65">
            <text:p>40.8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.8" table:style-name="ce93">
            <text:p>0.8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58" table:content-validation-name="val2" table:style-name="ce112">
            <text:p>58</text:p>
          </table:table-cell>
          <table:table-cell office:value-type="float" office:value="55.169999999999995" table:content-validation-name="val2" table:style-name="ce110">
            <text:p>55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58" table:content-validation-name="val2" table:style-name="ce164">
            <text:p>58</text:p>
          </table:table-cell>
          <table:table-cell office:value-type="float" office:value="55.169999999999995" table:content-validation-name="val2" table:style-name="ce163">
            <text:p>55</text:p>
          </table:table-cell>
          <table:table-cell office:value-type="currency" office:value="157235.73000000001" table:content-validation-name="val1" table:style-name="ce10">
            <text:p>£157,235.73</text:p>
          </table:table-cell>
          <table:table-cell office:value-type="currency" office:value="2270.91" table:content-validation-name="val1" table:style-name="ce10">
            <text:p>£2,270.91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2441.119999999999" table:content-validation-name="val1" table:style-name="ce10">
            <text:p>£32,441.12</text:p>
          </table:table-cell>
          <table:table-cell office:value-type="currency" office:value="16694.45" table:content-validation-name="val1" table:style-name="ce10">
            <text:p>£16,694.45</text:p>
          </table:table-cell>
          <table:table-cell office:value-type="currency" office:value="208642.21000000002" table:style-name="ce11">
            <text:p>£208,642.21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8642.21000000002" table:style-name="ce13">
            <text:p>£208,642.21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46" table:style-name="ce34">
            <text:p>46</text:p>
          </table:table-cell>
          <table:table-cell office:value-type="float" office:value="43.77" table:style-name="ce37">
            <text:p>43.77</text:p>
          </table:table-cell>
          <table:table-cell office:value-type="float" office:value="76" table:style-name="ce41">
            <text:p>76</text:p>
          </table:table-cell>
          <table:table-cell office:value-type="float" office:value="75.75" table:style-name="ce43">
            <text:p>75.75</text:p>
          </table:table-cell>
          <table:table-cell office:value-type="float" office:value="47" table:style-name="ce61">
            <text:p>47</text:p>
          </table:table-cell>
          <table:table-cell office:value-type="float" office:value="44.4" table:style-name="ce63">
            <text:p>44.4</text:p>
          </table:table-cell>
          <table:table-cell office:value-type="float" office:value="29" table:style-name="ce68">
            <text:p>29</text:p>
          </table:table-cell>
          <table:table-cell office:value-type="float" office:value="29" table:style-name="ce85">
            <text:p>29</text:p>
          </table:table-cell>
          <table:table-cell office:value-type="float" office:value="4" table:style-name="ce89">
            <text:p>4</text:p>
          </table:table-cell>
          <table:table-cell office:value-type="float" office:value="4" table:style-name="ce91">
            <text:p>4</text:p>
          </table:table-cell>
          <table:table-cell office:value-type="float" office:value="6" table:style-name="ce94">
            <text:p>6</text:p>
          </table:table-cell>
          <table:table-cell office:value-type="float" office:value="1.27" table:style-name="ce108">
            <text:p>1.27</text:p>
          </table:table-cell>
          <table:table-cell office:value-type="float" office:value="208" table:content-validation-name="val2" table:style-name="ce112">
            <text:p>208</text:p>
          </table:table-cell>
          <table:table-cell office:value-type="float" office:value="198.19000000000003" table:content-validation-name="val2" table:style-name="ce111">
            <text:p>198</text:p>
          </table:table-cell>
          <table:table-cell office:value-type="float" office:value="3" table:style-name="ce115">
            <text:p>3</text:p>
          </table:table-cell>
          <table:table-cell office:value-type="float" office:value="3" table:style-name="ce117">
            <text:p>3</text:p>
          </table:table-cell>
          <table:table-cell office:value-type="float" office:value="3" table:style-name="ce121">
            <text:p>3</text:p>
          </table:table-cell>
          <table:table-cell office:value-type="float" office:value="2.6" table:style-name="ce129">
            <text:p>2.6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6" table:style-name="ce165">
            <text:p>6</text:p>
          </table:table-cell>
          <table:table-cell office:value-type="float" office:value="5.6" table:style-name="ce168">
            <text:p>5.60</text:p>
          </table:table-cell>
          <table:table-cell office:value-type="float" office:value="214" table:content-validation-name="val2" table:style-name="ce164">
            <text:p>214</text:p>
          </table:table-cell>
          <table:table-cell office:value-type="float" office:value="203.79000000000002" table:content-validation-name="val2" table:style-name="ce166">
            <text:p>204</text:p>
          </table:table-cell>
          <table:table-cell office:value-type="currency" office:value="557678.1" table:content-validation-name="val1" table:style-name="ce10">
            <text:p>£557,678.10</text:p>
          </table:table-cell>
          <table:table-cell office:value-type="currency" office:value="78397.98" table:content-validation-name="val1" table:style-name="ce10">
            <text:p>£78,397.98</text:p>
          </table:table-cell>
          <table:table-cell office:value-type="currency" office:value="34150" table:content-validation-name="val1" table:style-name="ce10">
            <text:p>£34,150.00</text:p>
          </table:table-cell>
          <table:table-cell office:value-type="currency" office:value="5761.75" table:content-validation-name="val1" table:style-name="ce10">
            <text:p>£5,761.75</text:p>
          </table:table-cell>
          <table:table-cell office:value-type="currency" office:value="16428.41" table:content-validation-name="val1" table:style-name="ce10">
            <text:p>£16,428.41</text:p>
          </table:table-cell>
          <table:table-cell office:value-type="currency" office:value="72255.02" table:content-validation-name="val1" table:style-name="ce10">
            <text:p>£72,255.02</text:p>
          </table:table-cell>
          <table:table-cell office:value-type="currency" office:value="764671.26" table:style-name="ce11">
            <text:p>£764,671.26</text:p>
          </table:table-cell>
          <table:table-cell office:value-type="currency" office:value="85820.07" table:content-validation-name="val1" table:style-name="ce12">
            <text:p>£85,820.0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5820.07" table:style-name="ce11">
            <text:p>£85,820.07</text:p>
          </table:table-cell>
          <table:table-cell office:value-type="currency" office:value="850491.33000000007" table:style-name="ce13">
            <text:p>£850,491.33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39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8.6" table:style-name="ce44">
            <text:p>8.6</text:p>
          </table:table-cell>
          <table:table-cell office:value-type="float" office:value="54" table:style-name="ce66">
            <text:p>54</text:p>
          </table:table-cell>
          <table:table-cell office:value-type="float" office:value="52.82" table:style-name="ce64">
            <text:p>52.82</text:p>
          </table:table-cell>
          <table:table-cell office:value-type="float" office:value="3" table:style-name="ce69">
            <text:p>3</text:p>
          </table:table-cell>
          <table:table-cell office:value-type="float" office:value="2.59" table:style-name="ce86">
            <text:p>2.59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73" table:content-validation-name="val2" table:style-name="ce113">
            <text:p>73</text:p>
          </table:table-cell>
          <table:table-cell office:value-type="float" office:value="71.010000000000005" table:content-validation-name="val2" table:style-name="ce113">
            <text:p>71</text:p>
          </table:table-cell>
          <table:table-cell office:value-type="float" office:value="1" table:style-name="ce116">
            <text:p>1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1" table:style-name="ce169">
            <text:p>1</text:p>
          </table:table-cell>
          <table:table-cell office:value-type="float" office:value="1" table:style-name="ce169">
            <text:p>1</text:p>
          </table:table-cell>
          <table:table-cell office:value-type="float" office:value="74" table:content-validation-name="val2" table:style-name="ce167">
            <text:p>74</text:p>
          </table:table-cell>
          <table:table-cell office:value-type="float" office:value="72.010000000000005" table:content-validation-name="val2" table:style-name="ce167">
            <text:p>72</text:p>
          </table:table-cell>
          <table:table-cell office:value-type="currency" office:value="183070.24" table:content-validation-name="val1" table:style-name="ce10">
            <text:p>£183,070.24</text:p>
          </table:table-cell>
          <table:table-cell office:value-type="currency" office:value="8781.09" table:content-validation-name="val1" table:style-name="ce10">
            <text:p>£8,781.09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7349" table:content-validation-name="val1" table:style-name="ce10">
            <text:p>£37,349.00</text:p>
          </table:table-cell>
          <table:table-cell office:value-type="currency" office:value="21193.91" table:content-validation-name="val1" table:style-name="ce10">
            <text:p>£21,193.91</text:p>
          </table:table-cell>
          <table:table-cell office:value-type="currency" office:value="250394.23999999999" table:style-name="ce11">
            <text:p>£250,394.24</text:p>
          </table:table-cell>
          <table:table-cell office:value-type="currency" office:value="2249.6799999999998" table:content-validation-name="val1" table:style-name="ce12">
            <text:p>£2,249.6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249.6799999999998" table:style-name="ce11">
            <text:p>£2,249.68</text:p>
          </table:table-cell>
          <table:table-cell office:value-type="currency" office:value="252643.91999999998" table:style-name="ce13">
            <text:p>£252,643.92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6-10-20T14:53:18Z</dc:date>
  </office:meta>
</office:document-meta>
</file>